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arum Dame:</text:p>
      <text:p text:style-name="P2">In diesem Teil wollen wir erklären warum wir das Brettspiel Dame als Grundlage für unser Projekt gewählt haben. Zunächst wollten wir die Anforderungen an unser Problem definieren:</text:p>
      <text:list xml:id="list5174149207851379144" text:style-name="L1">
        <text:list-item>
          <text:p text:style-name="P3">Es war uns wichtig, dass das Problem weit verbreitet ist und viele Leute es kennen. Andere Personen können sich somit einfacher in unser Projekt reinarbeiten.</text:p>
        </text:list-item>
        <text:list-item>
          <text:p text:style-name="P3">Ein weiterer nicht zu vernachlässigender Aspekt ist der Programmieraufwand.</text:p>
        </text:list-item>
        <text:list-item>
          <text:p text:style-name="P3">Zudem sollte es vollständig berechenbar sein, da so garantiert wird, dass es theoretisch sowohl vom Algorithmus, als auch neuronalen Netzwerk gelöst werden kann.</text:p>
        </text:list-item>
        <text:list-item>
          <text:p text:style-name="P3">Es sollte nicht effizient lösbar sein, also mindestens eine polynomiellen oder exponientiellen Auwand besitzen, da das Problem so von klassischen Algorithmen schwerer zu lösen ist. </text:p>
          <text:p text:style-name="P3"/>
        </text:list-item>
      </text:list>
      <text:p text:style-name="P2">Besonders das Brettspiel Dame erfüllt diese Voraussetzungen, denn es ist ein weltweit populäres Spiel, welches mit änlichen Regeln auf der ganzen Welt gespielt wird. Somit ist es auch wahrscheinlich, dass die Personen, die sich mit diesem Projekt auseinader setzen, die Regel schon kennen. Aber auch wenn die Regeln nicht beherscht werden, ist das Spiel leicht zu erlernen, da es gibt nur eine geringe Anzahl Spielmechaniken.(Regeln im Anhang)</text:p>
      <text:p text:style-name="P2">Des Weiteren lässt sich das Spiel durch die geringe komplexität Regeln und Mechaniken mit einem relativ geringen Auswand implementieren.</text:p>
      <text:p text:style-name="P2">Es ist ein Zwei-Personen-Nullsummenspiel, da es entweder Sieg, Niederlage oder Unendschieden geben kann. Wenn man von Gewinnen und Verlusten ausgehen würde, würde die Summe immer Null ergeben(+1-1;+0/+0;-1/+1). Des Weiteren gibt es keinen Zufall und ist ein Spiel mit perfekter Information<text:note text:id="ftn1" text:note-class="footnote"><text:note-citation>1</text:note-citation><text:note-body><text:p text:style-name="Footnote">Dies bedeutet,dass jeder Spieler zu jeder Zeit das Wissen über das passierte Spielgeschehen hat.<text:tab/></text:p></text:note-body></text:note>.</text:p>
      <text:p text:style-name="P2">Außerdem ist es nicht unendlich lang, da nach einer gewissen Anzahl von Zügen ein Unendschieden eintritt.</text:p>
      <text:p text:style-name="P2">Daher muss es auch eine endliche Anzahl an Spielsituationen geben. Durch Kombinatorik kann man die Anzahl der möglichen Spielfeldsituationen berechnen:</text:p>
      <text:p text:style-name="P2"/>
      <text:p text:style-name="P2"/>
      <text:p text:style-name="P2"><draw:frame draw:style-name="fr1" draw:name="Objekt1" text:anchor-type="as-char" svg:y="-1.062cm" svg:width="15.374cm" svg:height="1.192cm" draw:z-index="0"><draw:object xlink:href="./Object 1" xlink:type="simple" xlink:show="embed" xlink:actuate="onLoad"/><draw:image xlink:href="./ObjectReplacements/Object 1" xlink:type="simple" xlink:show="embed" xlink:actuate="onLoad"/></draw:frame></text:p>
      <text:p text:style-name="P2"/>
      <text:p text:style-name="P2"/>
      <text:p text:style-name="P2">(vllt noch ernst zermelo)</text:p>
      <text:p text:style-name="P2">Somit besitzt es ein eindeutiges Spielergebnis,wodurch sich schlussfolgern lässt, dass das Spiel auch berechenbar sein muss. Dies wurde auch durch das Computerprogramm Chinook<text:note text:id="ftn2" text:note-class="footnote"><text:note-citation>2</text:note-citation><text:note-body><text:p text:style-name="Footnote">Wurde um 1989 von Jonathan Schaeffer entwickelt. 2007 hat dieser Dame ganz berechnet und herausgefunden, dass wen kein Spieler einen Fehler macht es immer zu einem Unentschieden kommt.</text:p></text:note-body></text:note> bewiesen, welcher <text:s/>nach mehreren Jahren das Spiel komplett berechnete.</text:p>
      <text:p text:style-name="P2"/>
      <text:p text:style-name="P2">Hier wird besonders deutlich, dass dieses Spiel trotz der relativ simplen Mechanik durch die hohe Anzahl an möglichen Spielfeldsituationen einen sehr hohe Berechnungsaufwand besitzt und sich somit die Frage stellt, ob neuronale Netze hier eine alternative zu konventionelle Algorithmen für Nullsummenspiele sein kön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5M3S</meta:editing-duration>
    <meta:editing-cycles>18</meta:editing-cycles>
    <meta:generator>OpenOffice/4.1.4$Win32 OpenOffice.org_project/414m5$Build-9788</meta:generator>
    <dc:date>2018-01-01T16:41:31.58</dc:date>
    <meta:document-statistic meta:table-count="0" meta:image-count="0" meta:object-count="1" meta:page-count="1" meta:paragraph-count="17" meta:word-count="401" meta:character-count="2768"/>
    <meta:user-defined meta:name="Info 1"/>
    <meta:user-defined meta:name="Info 2"/>
    <meta:user-defined meta:name="Info 3"/>
    <meta:user-defined meta:name="Info 4"/>
  </office:meta>
</office:document-meta>
</file>

<file path=Object 1/content.xml><?xml version="1.0" encoding="utf-8"?>
<math xmlns="http://www.w3.org/1998/Math/MathML">
  <semantics>
    <mrow>
      <mrow>
        <munderover>
          <mo stretchy="false">∑</mo>
          <mrow>
            <mrow>
              <msub>
                <mi>s</mi>
                <mi mathvariant="italic">normal</mi>
              </msub>
              <mo stretchy="false">=</mo>
              <mn>0</mn>
            </mrow>
          </mrow>
          <mrow>
            <mn>12</mn>
          </mrow>
        </munderover>
        <mrow>
          <munderover>
            <mo stretchy="false">∑</mo>
            <mrow>
              <mrow>
                <msub>
                  <mi>s</mi>
                  <mi mathvariant="italic">dame</mi>
                </msub>
                <mo stretchy="false">=</mo>
                <mn>0</mn>
              </mrow>
            </mrow>
            <mrow>
              <msub>
                <mi>s</mi>
                <mi mathvariant="italic">normal</mi>
              </msub>
            </mrow>
          </munderover>
          <mrow>
            <munderover>
              <mo stretchy="false">∑</mo>
              <mrow>
                <msub>
                  <mi>w</mi>
                  <mi mathvariant="italic">normal</mi>
                </msub>
                <mo stretchy="false">=</mo>
                <mn>0</mn>
              </mrow>
              <mn>12</mn>
            </munderover>
            <mrow>
              <munderover>
                <mo stretchy="false">∑</mo>
                <mrow>
                  <msub>
                    <mi>w</mi>
                    <mi mathvariant="italic">dame</mi>
                  </msub>
                  <mo stretchy="false">=</mo>
                  <mn>0</mn>
                </mrow>
                <msub>
                  <mi>w</mi>
                  <mi mathvariant="italic">normal</mi>
                </msub>
              </munderover>
              <mrow>
                <mfrac>
                  <mrow>
                    <mrow>
                      <mn>32</mn>
                      <mo stretchy="false">!</mo>
                    </mrow>
                  </mrow>
                  <mrow>
                    <mrow>
                      <mrow>
                        <mrow>
                          <mrow>
                            <mrow>
                              <msub>
                                <mi>s</mi>
                                <mi mathvariant="italic">normal</mi>
                              </msub>
                              <mo stretchy="false">!</mo>
                            </mrow>
                            <mo stretchy="false">⋅</mo>
                            <mrow>
                              <mo stretchy="false">(</mo>
                              <mrow>
                                <mrow>
                                  <msub>
                                    <mi>s</mi>
                                    <mi mathvariant="italic">normal</mi>
                                  </msub>
                                  <mo stretchy="false">−</mo>
                                  <msub>
                                    <mi>s</mi>
                                    <mi mathvariant="italic">dame</mi>
                                  </msub>
                                </mrow>
                              </mrow>
                              <mo stretchy="false">)</mo>
                            </mrow>
                          </mrow>
                          <mo stretchy="false">⋅</mo>
                          <msub>
                            <mi>w</mi>
                            <mi mathvariant="italic">normal</mi>
                          </msub>
                        </mrow>
                        <mo stretchy="false">⋅</mo>
                        <mrow>
                          <mo stretchy="false">(</mo>
                          <mrow>
                            <mrow>
                              <msub>
                                <mi>w</mi>
                                <mi mathvariant="italic">normal</mi>
                              </msub>
                              <mo stretchy="false">−</mo>
                              <msub>
                                <mi>w</mi>
                                <mi mathvariant="italic">dame</mi>
                              </msub>
                            </mrow>
                          </mrow>
                          <mo stretchy="false">)</mo>
                        </mrow>
                      </mrow>
                      <mo stretchy="false">⋅</mo>
                      <mrow>
                        <mo stretchy="false">(</mo>
                        <mrow>
                          <mrow>
                            <mn>32</mn>
                            <mo stretchy="false">−</mo>
                            <mrow>
                              <mo stretchy="false">(</mo>
                              <mrow>
                                <mrow>
                                  <msub>
                                    <mi>w</mi>
                                    <mi mathvariant="italic">normal</mi>
                                  </msub>
                                  <mo stretchy="false">+</mo>
                                  <msub>
                                    <mi>s</mi>
                                    <mi mathvariant="italic">normal</mi>
                                  </msub>
                                </mrow>
                              </mrow>
                              <mo stretchy="false">)</mo>
                            </mrow>
                          </mrow>
                        </mrow>
                        <mo stretchy="false">)</mo>
                      </mrow>
                    </mrow>
                  </mrow>
                </mfrac>
              </mrow>
            </mrow>
          </mrow>
        </mrow>
      </mrow>
    </mrow>
    <annotation encoding="StarMath 5.0">sum from{s_normal=0} to{12} sum from{s_dame=0} to{s_normal} sum from w_normal=0 to 12 sum from w_dame=0 to w_normal {{fact 32} over {fact s_normal cdot (s_normal - s_dame) cdot w_normal cdot (w_normal - w_dame) cdot (32 - (w_normal + s_normal))}} </annotation>
  </semantics>
</math>
</file>